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14.908cm" fo:min-width="27.74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0000" draw:textarea-vertical-align="middle"/>
    </style:style>
    <style:style style:name="gr7" style:family="graphic" style:parent-style-name="standard">
      <style:graphic-properties svg:stroke-color="#ff3333" draw:fill-color="#ff3333" draw:textarea-vertical-align="middle"/>
    </style:style>
    <style:style style:name="gr8" style:family="graphic" style:parent-style-name="standard">
      <style:graphic-properties svg:stroke-color="#579d1c" draw:fill-color="#579d1c" draw:textarea-vertical-align="middle"/>
    </style:style>
    <style:style style:name="gr9" style:family="graphic" style:parent-style-name="standard">
      <style:graphic-properties svg:stroke-color="#3333ff" draw:fill-color="#3333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66cm"/>
    </style:style>
    <style:style style:name="gr1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8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298cm" fo:min-width="4.14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713cm"/>
    </style:style>
    <style:style style:name="gr24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.9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2.3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7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31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rial1"/>
    </style:style>
    <style:style style:name="P3" style:family="paragraph">
      <loext:graphic-properties draw:fill="none" draw:fill-color="#ffffff"/>
      <style:text-properties style:font-name="Arial1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579d1c"/>
      <style:paragraph-properties fo:text-align="center"/>
    </style:style>
    <style:style style:name="P7" style:family="paragraph">
      <loext:graphic-properties draw:fill-color="#3333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1"/>
    </style:style>
    <style:style style:name="P10" style:family="paragraph">
      <loext:graphic-properties draw:fill-color="#ffffff"/>
    </style:style>
    <style:style style:name="T1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2" draw:id="id12" draw:layer="layout" svg:width="3.302cm" svg:height="3.556cm" svg:x="33.704cm" svg:y="8.938cm">
          <text:p text:style-name="P1"><text:span text:style-name="T1">Hardened</text:span></text:p>
          <text:p text:style-name="P1"><text:span text:style-name="T1">Program </text:span></text:p>
          <text:p text:style-name="P1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28.268cm" svg:height="15.186cm" svg:x="4.166cm" svg:y="0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635cm" svg:height="0.962cm" svg:x="3.912cm" svg:y="0.102cm">
          <draw:text-box>
            <text:p><text:span text:style-name="T1">TypeShield</text:span></text:p>
          </draw:text-box>
        </draw:frame>
        <draw:custom-shape draw:style-name="gr4" draw:text-style-name="P2" xml:id="id7" draw:id="id7" draw:layer="layout" svg:width="4.368cm" svg:height="6.604cm" svg:x="10.77cm" svg:y="7.566cm">
          <text:p text:style-name="P1"><text:span text:style-name="T1">Callsite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Count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Reg. Wideness</text:span></text:p>
          <text:p text:style-name="P1"><text:span text:style-name="T1">Analysi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826cm" svg:height="2.286cm" svg:x="4.674cm" svg:y="3.404cm">
          <text:p text:style-name="P1"><text:span text:style-name="T1">Register States </text:span></text:p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0" draw:id="id20" draw:layer="layout" svg:width="9.172cm" svg:height="0.762cm" svg:x="16.51cm" svg:y="7.16cm">
          <text:p text:style-name="P1"><text:span text:style-name="T1">Forward Callsite 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" draw:id="id8" draw:layer="layout" svg:width="9.172cm" svg:height="5.588cm" svg:x="16.51cm" svg:y="1.572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6" draw:text-style-name="P4" draw:layer="layout" svg:width="0.263cm" svg:height="0.254cm" svg:x="19.332cm" svg:y="2.988cm">
          <text:p/>
        </draw:ellipse>
        <draw:ellipse draw:style-name="gr7" draw:text-style-name="P5" draw:layer="layout" svg:width="0.262cm" svg:height="0.254cm" svg:x="22.217cm" svg:y="2.026cm">
          <text:p/>
        </draw:ellipse>
        <draw:ellipse draw:style-name="gr8" draw:text-style-name="P6" draw:layer="layout" svg:width="0.262cm" svg:height="0.254cm" svg:x="22.217cm" svg:y="2.534cm">
          <text:p/>
        </draw:ellipse>
        <draw:ellipse draw:style-name="gr6" draw:text-style-name="P4" draw:layer="layout" svg:width="0.263cm" svg:height="0.254cm" svg:x="19.332cm" svg:y="2.988cm">
          <text:p/>
        </draw:ellipse>
        <draw:ellipse draw:style-name="gr6" draw:text-style-name="P4" draw:layer="layout" svg:width="0.263cm" svg:height="0.254cm" svg:x="19.332cm" svg:y="2.988cm">
          <text:p/>
        </draw:ellipse>
        <draw:ellipse draw:style-name="gr6" draw:text-style-name="P4" xml:id="id1" draw:id="id1" draw:layer="layout" svg:width="0.263cm" svg:height="0.254cm" svg:x="19.332cm" svg:y="2.988cm">
          <text:p/>
        </draw:ellipse>
        <draw:ellipse draw:style-name="gr6" draw:text-style-name="P4" draw:layer="layout" svg:width="0.263cm" svg:height="0.254cm" svg:x="19.332cm" svg:y="3.496cm">
          <text:p/>
        </draw:ellipse>
        <draw:ellipse draw:style-name="gr6" draw:text-style-name="P4" draw:layer="layout" svg:width="0.263cm" svg:height="0.254cm" svg:x="19.332cm" svg:y="3.496cm">
          <text:p/>
        </draw:ellipse>
        <draw:ellipse draw:style-name="gr6" draw:text-style-name="P4" draw:layer="layout" svg:width="0.263cm" svg:height="0.254cm" svg:x="19.332cm" svg:y="3.496cm">
          <text:p/>
        </draw:ellipse>
        <draw:ellipse draw:style-name="gr9" draw:text-style-name="P7" draw:layer="layout" svg:width="0.263cm" svg:height="0.254cm" svg:x="19.332cm" svg:y="3.496cm">
          <text:p/>
        </draw:ellipse>
        <draw:frame draw:style-name="gr10" draw:text-style-name="P3" draw:layer="layout" svg:width="1.537cm" svg:height="0.962cm" svg:x="18.021cm" svg:y="2.534cm">
          <draw:text-box>
            <text:p><text:span text:style-name="T1">cs1</text:span></text:p>
          </draw:text-box>
        </draw:frame>
        <draw:frame draw:style-name="gr11" draw:text-style-name="P3" draw:layer="layout" svg:width="2.958cm" svg:height="0.962cm" svg:x="16.448cm" svg:y="3.242cm">
          <draw:text-box>
            <text:p><text:span text:style-name="T1">cs1 next</text:span></text:p>
          </draw:text-box>
        </draw:frame>
        <draw:ellipse draw:style-name="gr6" draw:text-style-name="P4" draw:layer="layout" svg:width="0.263cm" svg:height="0.254cm" svg:x="19.332cm" svg:y="5.128cm">
          <text:p/>
        </draw:ellipse>
        <draw:ellipse draw:style-name="gr6" draw:text-style-name="P4" draw:layer="layout" svg:width="0.263cm" svg:height="0.254cm" svg:x="19.332cm" svg:y="5.128cm">
          <text:p/>
        </draw:ellipse>
        <draw:ellipse draw:style-name="gr6" draw:text-style-name="P4" draw:layer="layout" svg:width="0.263cm" svg:height="0.254cm" svg:x="19.332cm" svg:y="5.128cm">
          <text:p/>
        </draw:ellipse>
        <draw:ellipse draw:style-name="gr6" draw:text-style-name="P4" xml:id="id5" draw:id="id5" draw:layer="layout" svg:width="0.263cm" svg:height="0.254cm" svg:x="19.332cm" svg:y="5.128cm">
          <text:p/>
        </draw:ellipse>
        <draw:frame draw:style-name="gr10" draw:text-style-name="P3" draw:layer="layout" svg:width="1.537cm" svg:height="0.962cm" svg:x="18.021cm" svg:y="4.674cm">
          <draw:text-box>
            <text:p><text:span text:style-name="T1">cs2</text:span></text:p>
          </draw:text-box>
        </draw:frame>
        <draw:frame draw:style-name="gr11" draw:text-style-name="P3" draw:layer="layout" svg:width="2.958cm" svg:height="0.962cm" svg:x="16.448cm" svg:y="5.382cm">
          <draw:text-box>
            <text:p><text:span text:style-name="T1">cs2 next</text:span></text:p>
          </draw:text-box>
        </draw:frame>
        <draw:ellipse draw:style-name="gr9" draw:text-style-name="P7" draw:layer="layout" svg:width="0.263cm" svg:height="0.254cm" svg:x="19.332cm" svg:y="5.636cm">
          <text:p/>
        </draw:ellipse>
        <draw:ellipse draw:style-name="gr8" draw:text-style-name="P6" draw:layer="layout" svg:width="0.262cm" svg:height="0.254cm" svg:x="22.217cm" svg:y="4.566cm">
          <text:p/>
        </draw:ellipse>
        <draw:ellipse draw:style-name="gr8" draw:text-style-name="P6" draw:layer="layout" svg:width="0.262cm" svg:height="0.254cm" svg:x="22.217cm" svg:y="6.344cm">
          <text:p/>
        </draw:ellipse>
        <draw:ellipse draw:style-name="gr7" draw:text-style-name="P5" xml:id="id2" draw:id="id2" draw:layer="layout" svg:width="0.262cm" svg:height="0.254cm" svg:x="22.217cm" svg:y="2.026cm">
          <text:p/>
        </draw:ellipse>
        <draw:ellipse draw:style-name="gr7" draw:text-style-name="P5" xml:id="id3" draw:id="id3" draw:layer="layout" svg:width="0.262cm" svg:height="0.254cm" svg:x="22.217cm" svg:y="4.058cm">
          <text:p/>
        </draw:ellipse>
        <draw:ellipse draw:style-name="gr7" draw:text-style-name="P5" xml:id="id4" draw:id="id4" draw:layer="layout" svg:width="0.262cm" svg:height="0.254cm" svg:x="22.217cm" svg:y="5.836cm">
          <text:p/>
        </draw:ellipse>
        <draw:connector draw:style-name="gr12" draw:text-style-name="P8" draw:layer="layout" draw:type="line" svg:x1="19.595cm" svg:y1="3.115cm" svg:x2="22.217cm" svg:y2="2.153cm" draw:start-shape="id1" draw:start-glue-point="1" draw:end-shape="id2" draw:end-glue-point="3" svg:d="M19595 3115l2622-962" svg:viewBox="0 0 2623 963">
          <text:p/>
        </draw:connector>
        <draw:connector draw:style-name="gr12" draw:text-style-name="P8" draw:layer="layout" draw:type="line" svg:x1="19.595cm" svg:y1="3.115cm" svg:x2="22.217cm" svg:y2="4.185cm" draw:start-shape="id1" draw:start-glue-point="1" draw:end-shape="id3" draw:end-glue-point="3" svg:d="M19595 3115l2622 1070" svg:viewBox="0 0 2623 1071">
          <text:p/>
        </draw:connector>
        <draw:connector draw:style-name="gr12" draw:text-style-name="P8" draw:layer="layout" draw:type="line" svg:x1="19.595cm" svg:y1="3.115cm" svg:x2="22.217cm" svg:y2="5.963cm" draw:start-shape="id1" draw:start-glue-point="1" draw:end-shape="id4" draw:end-glue-point="3" svg:d="M19595 3115l2622 2848" svg:viewBox="0 0 2623 2849">
          <text:p/>
        </draw:connector>
        <draw:connector draw:style-name="gr12" draw:text-style-name="P8" draw:layer="layout" draw:type="line" svg:x1="19.595cm" svg:y1="5.255cm" svg:x2="22.348cm" svg:y2="2.28cm" draw:start-shape="id5" draw:start-glue-point="1" draw:end-shape="id2" draw:end-glue-point="2" svg:d="M19595 5255l2753-2975" svg:viewBox="0 0 2754 2976">
          <text:p/>
        </draw:connector>
        <draw:frame draw:style-name="gr13" draw:text-style-name="P3" draw:layer="layout" svg:width="1.393cm" svg:height="0.962cm" svg:x="22.348cm" svg:y="1.572cm">
          <draw:text-box>
            <text:p><text:span text:style-name="T1">ct1</text:span></text:p>
          </draw:text-box>
        </draw:frame>
        <draw:frame draw:style-name="gr14" draw:text-style-name="P3" draw:layer="layout" svg:width="3.286cm" svg:height="0.962cm" svg:x="22.348cm" svg:y="2.226cm">
          <draw:text-box>
            <text:p><text:span text:style-name="T1">ctr1 </text:span></text:p>
          </draw:text-box>
        </draw:frame>
        <draw:frame draw:style-name="gr13" draw:text-style-name="P3" draw:layer="layout" svg:width="1.393cm" svg:height="0.962cm" svg:x="22.348cm" svg:y="1.572cm">
          <draw:text-box>
            <text:p><text:span text:style-name="T1">ct1</text:span></text:p>
          </draw:text-box>
        </draw:frame>
        <draw:ellipse draw:style-name="gr7" draw:text-style-name="P5" draw:layer="layout" svg:width="0.262cm" svg:height="0.254cm" svg:x="22.217cm" svg:y="2.026cm">
          <text:p/>
        </draw:ellipse>
        <draw:ellipse draw:style-name="gr8" draw:text-style-name="P6" draw:layer="layout" svg:width="0.262cm" svg:height="0.254cm" svg:x="22.217cm" svg:y="2.534cm">
          <text:p/>
        </draw:ellipse>
        <draw:ellipse draw:style-name="gr7" draw:text-style-name="P5" draw:layer="layout" svg:width="0.262cm" svg:height="0.254cm" svg:x="22.217cm" svg:y="2.026cm">
          <text:p/>
        </draw:ellipse>
        <draw:frame draw:style-name="gr13" draw:text-style-name="P3" draw:layer="layout" svg:width="1.393cm" svg:height="0.962cm" svg:x="22.348cm" svg:y="1.572cm">
          <draw:text-box>
            <text:p><text:span text:style-name="T1">ct1</text:span></text:p>
          </draw:text-box>
        </draw:frame>
        <draw:frame draw:style-name="gr13" draw:text-style-name="P3" draw:layer="layout" svg:width="1.393cm" svg:height="0.962cm" svg:x="22.348cm" svg:y="1.572cm">
          <draw:text-box>
            <text:p><text:span text:style-name="T1">ct1</text:span></text:p>
          </draw:text-box>
        </draw:frame>
        <draw:frame draw:style-name="gr14" draw:text-style-name="P3" draw:layer="layout" svg:width="3.286cm" svg:height="0.962cm" svg:x="22.341cm" svg:y="4.293cm">
          <draw:text-box>
            <text:p><text:span text:style-name="T1">ctr2</text:span></text:p>
          </draw:text-box>
        </draw:frame>
        <draw:frame draw:style-name="gr13" draw:text-style-name="P3" draw:layer="layout" svg:width="1.393cm" svg:height="0.962cm" svg:x="22.348cm" svg:y="3.604cm">
          <draw:text-box>
            <text:p><text:span text:style-name="T1">ct2</text:span></text:p>
          </draw:text-box>
        </draw:frame>
        <draw:frame draw:style-name="gr14" draw:text-style-name="P3" draw:layer="layout" svg:width="3.286cm" svg:height="0.962cm" svg:x="22.341cm" svg:y="6.09cm">
          <draw:text-box>
            <text:p><text:span text:style-name="T1">ctr3</text:span></text:p>
          </draw:text-box>
        </draw:frame>
        <draw:frame draw:style-name="gr13" draw:text-style-name="P3" draw:layer="layout" svg:width="1.393cm" svg:height="0.962cm" svg:x="22.341cm" svg:y="5.382cm">
          <draw:text-box>
            <text:p><text:span text:style-name="T1">ct3</text:span></text:p>
          </draw:text-box>
        </draw:frame>
        <draw:custom-shape draw:style-name="gr4" draw:text-style-name="P2" xml:id="id9" draw:id="id9" draw:layer="layout" svg:width="5.08cm" svg:height="2.54cm" svg:x="26.338cm" svg:y="2.896cm">
          <text:p text:style-name="P1"><text:span text:style-name="T1">Parameter+Type </text:span></text:p>
          <text:p text:style-name="P1"><text:span text:style-name="T1">Policy</text:span></text:p>
          <text:p text:style-name="P1"><text:span text:style-name="T1">Enforce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4.646cm" svg:height="3.548cm" svg:x="26.772cm" svg:y="11.326cm">
          <text:p text:style-name="P1"><text:span text:style-name="T1">Backward </text:span></text:p>
          <text:p text:style-name="P1"><text:span text:style-name="T1">Propagation</text:span></text:p>
          <text:p text:style-name="P1"><text:span text:style-name="T1"><text:s/></text:span><text:span text:style-name="T1">Policy </text:span></text:p>
          <text:p text:style-name="P1"><text:span text:style-name="T1">Enforcement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line-skew="-0.328cm" svg:x1="9.5cm" svg:y1="4.547cm" svg:x2="10.77cm" svg:y2="2.515cm" draw:start-shape="id6" draw:start-glue-point="1" svg:d="M9500 4547h558v-2032h712" svg:viewBox="0 0 1271 2033">
          <text:p/>
        </draw:connector>
        <draw:connector draw:style-name="gr16" draw:text-style-name="P8" draw:layer="layout" draw:line-skew="-0.077cm" svg:x1="9.5cm" svg:y1="4.547cm" svg:x2="10.77cm" svg:y2="10.868cm" draw:start-shape="id6" draw:start-glue-point="1" draw:end-shape="id7" draw:end-glue-point="3" svg:d="M9500 4547h558v6321h712" svg:viewBox="0 0 1271 6322">
          <text:p/>
        </draw:connector>
        <draw:connector draw:style-name="gr16" draw:text-style-name="P8" draw:layer="layout" draw:line-skew="-0.261cm" svg:x1="21.096cm" svg:y1="1.572cm" svg:x2="28.878cm" svg:y2="2.896cm" draw:start-shape="id8" draw:end-shape="id9" svg:d="M21096 1572v-762h7782v2086" svg:viewBox="0 0 7783 2087">
          <text:p/>
        </draw:connector>
        <draw:connector draw:style-name="gr16" draw:text-style-name="P8" draw:layer="layout" draw:line-skew="-0.116cm" svg:x1="25.755cm" svg:y1="11.326cm" svg:x2="26.772cm" svg:y2="13.1cm" draw:start-shape="id10" draw:start-glue-point="1" draw:end-shape="id11" draw:end-glue-point="3" svg:d="M25755 11326h393v1774h624" svg:viewBox="0 0 1018 1775">
          <text:p/>
        </draw:connector>
        <draw:connector draw:style-name="gr16" draw:text-style-name="P8" draw:layer="layout" draw:line-skew="-0.635cm" svg:x1="31.418cm" svg:y1="4.166cm" svg:x2="33.704cm" svg:y2="10.716cm" draw:start-shape="id9" draw:start-glue-point="1" draw:end-shape="id12" draw:end-glue-point="5" svg:d="M31418 4166h508v6550h1778" svg:viewBox="0 0 2287 6551">
          <text:p/>
        </draw:connector>
        <draw:connector draw:style-name="gr16" draw:text-style-name="P8" draw:layer="layout" draw:line-skew="-0.635cm" svg:x1="31.418cm" svg:y1="13.1cm" svg:x2="33.704cm" svg:y2="10.716cm" draw:start-shape="id11" draw:start-glue-point="1" draw:end-shape="id12" draw:end-glue-point="5" svg:d="M31418 13100h508v-2384h1778" svg:viewBox="0 0 2287 2385">
          <text:p/>
        </draw:connector>
        <draw:connector draw:style-name="gr16" draw:text-style-name="P8" draw:layer="layout" svg:x1="3.404cm" svg:y1="10.716cm" svg:x2="7.087cm" svg:y2="5.69cm" draw:start-shape="id13" draw:start-glue-point="7" draw:end-shape="id6" draw:end-glue-point="2" svg:d="M3404 10716h3683v-5026" svg:viewBox="0 0 3684 5027">
          <text:p/>
        </draw:connector>
        <draw:custom-shape draw:style-name="gr1" draw:text-style-name="P2" xml:id="id13" draw:id="id13" draw:layer="layout" svg:width="3.302cm" svg:height="3.556cm" svg:x="0.102cm" svg:y="8.938cm">
          <text:p text:style-name="P1"><text:span text:style-name="T1"/></text:p>
          <text:p text:style-name="P1"><text:span text:style-name="T1">Program </text:span></text:p>
          <text:p text:style-name="P1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19" draw:id="id19" draw:layer="layout" svg:width="4.368cm" svg:height="6.604cm" svg:x="10.77cm" svg:y="0.356cm">
          <text:p text:style-name="P1"><text:span text:style-name="T1">Calltarget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Count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Reg. Wideness</text:span></text:p>
          <text:p text:style-name="P1"><text:span text:style-name="T1">Analysi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35.712cm" svg:y1="1.264cm" svg:x2="37.412cm" svg:y2="1.276cm" svg:d="M35712 1264l1700 12" svg:viewBox="0 0 1701 13">
          <text:p/>
        </draw:connector>
        <draw:ellipse draw:style-name="gr9" draw:text-style-name="P7" draw:layer="layout" svg:width="0.263cm" svg:height="0.254cm" svg:x="36.322cm" svg:y="3.512cm">
          <text:p/>
        </draw:ellipse>
        <draw:ellipse draw:style-name="gr6" draw:text-style-name="P4" draw:layer="layout" svg:width="0.263cm" svg:height="0.254cm" svg:x="36.322cm" svg:y="4.532cm">
          <text:p/>
        </draw:ellipse>
        <draw:ellipse draw:style-name="gr7" draw:text-style-name="P5" draw:layer="layout" svg:width="0.262cm" svg:height="0.254cm" svg:x="36.322cm" svg:y="5.848cm">
          <text:p/>
        </draw:ellipse>
        <draw:ellipse draw:style-name="gr8" draw:text-style-name="P6" draw:layer="layout" svg:width="0.262cm" svg:height="0.254cm" svg:x="36.322cm" svg:y="6.858cm">
          <text:p/>
        </draw:ellipse>
        <draw:connector draw:style-name="gr17" draw:text-style-name="P8" draw:layer="layout" draw:type="curve" svg:x1="37.413cm" svg:y1="2.612cm" svg:x2="35.56cm" svg:y2="2.419cm" svg:d="M37413 2612c-1389 0-463-193-1853-193" svg:viewBox="0 0 1854 194">
          <text:p/>
        </draw:connector>
        <draw:frame draw:style-name="gr18" draw:text-style-name="P3" draw:layer="layout" svg:width="6.416cm" svg:height="0.962cm" svg:x="33.277cm" svg:y="1.318cm">
          <draw:text-box>
            <text:p><text:span text:style-name="T1">forward indirect edge</text:span></text:p>
          </draw:text-box>
        </draw:frame>
        <draw:frame draw:style-name="gr19" draw:text-style-name="P3" draw:layer="layout" svg:width="7.013cm" svg:height="0.962cm" svg:x="33.301cm" svg:y="2.534cm">
          <draw:text-box>
            <text:p><text:span text:style-name="T1">backward indirect edge</text:span></text:p>
          </draw:text-box>
        </draw:frame>
        <draw:frame draw:style-name="gr20" draw:text-style-name="P3" draw:layer="layout" svg:width="7.69cm" svg:height="1.216cm" svg:x="33.02cm" svg:y="3.604cm">
          <draw:text-box>
            <text:p><text:span text:style-name="T1">next address after callsite</text:span></text:p>
          </draw:text-box>
        </draw:frame>
        <draw:frame draw:style-name="gr21" draw:text-style-name="P3" draw:layer="layout" svg:width="3.673cm" svg:height="0.962cm" svg:x="34.656cm" svg:y="4.82cm">
          <draw:text-box>
            <text:p><text:span text:style-name="T1">callsite (cs)</text:span></text:p>
          </draw:text-box>
        </draw:frame>
        <draw:frame draw:style-name="gr22" draw:text-style-name="P3" draw:layer="layout" svg:width="4.168cm" svg:height="0.962cm" svg:x="34.502cm" svg:y="5.99cm">
          <draw:text-box>
            <text:p><text:span text:style-name="T1">calltarget (ct)</text:span></text:p>
          </draw:text-box>
        </draw:frame>
        <draw:frame draw:style-name="gr23" draw:text-style-name="P3" draw:layer="layout" svg:width="6.213cm" svg:height="1.216cm" svg:x="33.672cm" svg:y="6.96cm">
          <draw:text-box>
            <text:p><text:span text:style-name="T1">calltarget return (ctr)</text:span></text:p>
          </draw:text-box>
        </draw:frame>
        <draw:custom-shape draw:style-name="gr24" draw:text-style-name="P9" draw:layer="layout" svg:width="7.366cm" svg:height="6.858cm" svg:x="33.196cm" svg:y="1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2.61cm" svg:height="0.962cm" svg:x="32.863cm" svg:y="0.102cm">
          <draw:text-box>
            <text:p><text:span text:style-name="T1">Legend</text:span></text:p>
          </draw:text-box>
        </draw:frame>
        <draw:custom-shape draw:style-name="gr4" draw:text-style-name="P2" draw:layer="layout" svg:width="9.374cm" svg:height="0.762cm" svg:x="16.381cm" svg:y="14.12cm">
          <text:p text:style-name="P1"><text:span text:style-name="T1">Backward Returntarget Mapp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9.374cm" svg:height="5.588cm" svg:x="16.381cm" svg:y="8.53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ellipse draw:style-name="gr6" draw:text-style-name="P4" draw:layer="layout" svg:width="0.243cm" svg:height="0.254cm" svg:x="19.391cm" svg:y="10.049cm">
          <text:p/>
        </draw:ellipse>
        <draw:ellipse draw:style-name="gr7" draw:text-style-name="P5" draw:layer="layout" svg:width="0.251cm" svg:height="0.254cm" svg:x="22.118cm" svg:y="9.087cm">
          <text:p/>
        </draw:ellipse>
        <draw:ellipse draw:style-name="gr8" draw:text-style-name="P6" draw:layer="layout" svg:width="0.251cm" svg:height="0.254cm" svg:x="22.118cm" svg:y="9.595cm">
          <text:p/>
        </draw:ellipse>
        <draw:ellipse draw:style-name="gr6" draw:text-style-name="P4" draw:layer="layout" svg:width="0.243cm" svg:height="0.254cm" svg:x="19.391cm" svg:y="10.049cm">
          <text:p/>
        </draw:ellipse>
        <draw:ellipse draw:style-name="gr6" draw:text-style-name="P4" draw:layer="layout" svg:width="0.243cm" svg:height="0.254cm" svg:x="19.391cm" svg:y="10.049cm">
          <text:p/>
        </draw:ellipse>
        <draw:ellipse draw:style-name="gr6" draw:text-style-name="P4" draw:layer="layout" svg:width="0.243cm" svg:height="0.254cm" svg:x="19.391cm" svg:y="10.049cm">
          <text:p/>
        </draw:ellipse>
        <draw:ellipse draw:style-name="gr6" draw:text-style-name="P4" draw:layer="layout" svg:width="0.243cm" svg:height="0.254cm" svg:x="19.391cm" svg:y="10.557cm">
          <text:p/>
        </draw:ellipse>
        <draw:ellipse draw:style-name="gr6" draw:text-style-name="P4" draw:layer="layout" svg:width="0.243cm" svg:height="0.254cm" svg:x="19.391cm" svg:y="10.557cm">
          <text:p/>
        </draw:ellipse>
        <draw:ellipse draw:style-name="gr6" draw:text-style-name="P4" draw:layer="layout" svg:width="0.243cm" svg:height="0.254cm" svg:x="19.391cm" svg:y="10.557cm">
          <text:p/>
        </draw:ellipse>
        <draw:ellipse draw:style-name="gr9" draw:text-style-name="P7" xml:id="id15" draw:id="id15" draw:layer="layout" svg:width="0.243cm" svg:height="0.254cm" svg:x="19.391cm" svg:y="10.557cm">
          <text:p/>
        </draw:ellipse>
        <draw:frame draw:style-name="gr26" draw:text-style-name="P3" draw:layer="layout" svg:width="1.653cm" svg:height="0.962cm" svg:x="18.159cm" svg:y="9.595cm">
          <draw:text-box>
            <text:p><text:span text:style-name="T1">cs1</text:span></text:p>
          </draw:text-box>
        </draw:frame>
        <draw:frame draw:style-name="gr27" draw:text-style-name="P3" draw:layer="layout" svg:width="1.977cm" svg:height="0.962cm" svg:x="17.835cm" svg:y="10.303cm">
          <draw:text-box>
            <text:p><text:span text:style-name="T1">csn1</text:span></text:p>
          </draw:text-box>
        </draw:frame>
        <draw:ellipse draw:style-name="gr6" draw:text-style-name="P4" draw:layer="layout" svg:width="0.243cm" svg:height="0.254cm" svg:x="19.391cm" svg:y="12.189cm">
          <text:p/>
        </draw:ellipse>
        <draw:ellipse draw:style-name="gr6" draw:text-style-name="P4" draw:layer="layout" svg:width="0.243cm" svg:height="0.254cm" svg:x="19.391cm" svg:y="12.189cm">
          <text:p/>
        </draw:ellipse>
        <draw:ellipse draw:style-name="gr6" draw:text-style-name="P4" draw:layer="layout" svg:width="0.243cm" svg:height="0.254cm" svg:x="19.391cm" svg:y="12.189cm">
          <text:p/>
        </draw:ellipse>
        <draw:ellipse draw:style-name="gr6" draw:text-style-name="P4" draw:layer="layout" svg:width="0.243cm" svg:height="0.254cm" svg:x="19.391cm" svg:y="12.189cm">
          <text:p/>
        </draw:ellipse>
        <draw:frame draw:style-name="gr28" draw:text-style-name="P3" draw:layer="layout" svg:width="1.607cm" svg:height="0.962cm" svg:x="17.905cm" svg:y="11.735cm">
          <draw:text-box>
            <text:p><text:span text:style-name="T1">cs2</text:span></text:p>
          </draw:text-box>
        </draw:frame>
        <draw:ellipse draw:style-name="gr9" draw:text-style-name="P7" xml:id="id17" draw:id="id17" draw:layer="layout" svg:width="0.243cm" svg:height="0.254cm" svg:x="19.391cm" svg:y="12.697cm">
          <text:p/>
        </draw:ellipse>
        <draw:ellipse draw:style-name="gr8" draw:text-style-name="P6" xml:id="id14" draw:id="id14" draw:layer="layout" svg:width="0.251cm" svg:height="0.254cm" svg:x="22.118cm" svg:y="11.627cm">
          <text:p/>
        </draw:ellipse>
        <draw:ellipse draw:style-name="gr8" draw:text-style-name="P6" xml:id="id18" draw:id="id18" draw:layer="layout" svg:width="0.251cm" svg:height="0.254cm" svg:x="22.118cm" svg:y="13.405cm">
          <text:p/>
        </draw:ellipse>
        <draw:ellipse draw:style-name="gr7" draw:text-style-name="P5" draw:layer="layout" svg:width="0.251cm" svg:height="0.254cm" svg:x="22.118cm" svg:y="9.087cm">
          <text:p/>
        </draw:ellipse>
        <draw:ellipse draw:style-name="gr7" draw:text-style-name="P5" draw:layer="layout" svg:width="0.251cm" svg:height="0.254cm" svg:x="22.118cm" svg:y="11.119cm">
          <text:p/>
        </draw:ellipse>
        <draw:ellipse draw:style-name="gr7" draw:text-style-name="P5" draw:layer="layout" svg:width="0.251cm" svg:height="0.254cm" svg:x="22.118cm" svg:y="12.897cm">
          <text:p/>
        </draw:ellipse>
        <draw:frame draw:style-name="gr29" draw:text-style-name="P3" draw:layer="layout" svg:width="1.5cm" svg:height="0.962cm" svg:x="22.247cm" svg:y="8.633cm">
          <draw:text-box>
            <text:p><text:span text:style-name="T1">ct1</text:span></text:p>
          </draw:text-box>
        </draw:frame>
        <draw:ellipse draw:style-name="gr7" draw:text-style-name="P5" draw:layer="layout" svg:width="0.251cm" svg:height="0.254cm" svg:x="22.118cm" svg:y="9.087cm">
          <text:p/>
        </draw:ellipse>
        <draw:ellipse draw:style-name="gr8" draw:text-style-name="P6" xml:id="id16" draw:id="id16" draw:layer="layout" svg:width="0.251cm" svg:height="0.254cm" svg:x="22.118cm" svg:y="9.595cm">
          <text:p/>
        </draw:ellipse>
        <draw:ellipse draw:style-name="gr7" draw:text-style-name="P5" xml:id="id21" draw:id="id21" draw:layer="layout" svg:width="0.251cm" svg:height="0.254cm" svg:x="22.118cm" svg:y="9.087cm">
          <text:p/>
        </draw:ellipse>
        <draw:frame draw:style-name="gr30" draw:text-style-name="P3" draw:layer="layout" svg:width="3.144cm" svg:height="0.962cm" svg:x="22.24cm" svg:y="11.354cm">
          <draw:text-box>
            <text:p><text:span text:style-name="T1">ctr2</text:span></text:p>
          </draw:text-box>
        </draw:frame>
        <draw:frame draw:style-name="gr29" draw:text-style-name="P3" draw:layer="layout" svg:width="1.5cm" svg:height="0.962cm" svg:x="22.247cm" svg:y="10.665cm">
          <draw:text-box>
            <text:p><text:span text:style-name="T1">ct2</text:span></text:p>
          </draw:text-box>
        </draw:frame>
        <draw:frame draw:style-name="gr29" draw:text-style-name="P3" draw:layer="layout" svg:width="1.507cm" svg:height="0.962cm" svg:x="22.24cm" svg:y="12.443cm">
          <draw:text-box>
            <text:p><text:span text:style-name="T1">ct3</text:span></text:p>
          </draw:text-box>
        </draw:frame>
        <draw:connector draw:style-name="gr17" draw:text-style-name="P8" draw:layer="layout" draw:type="curve" svg:x1="22.118cm" svg:y1="11.754cm" svg:x2="19.512cm" svg:y2="10.811cm" draw:start-shape="id14" draw:start-glue-point="3" draw:end-shape="id15" draw:end-glue-point="2" svg:d="M22118 11754c-1738 0-2606-314-2606-943" svg:viewBox="0 0 2607 944">
          <text:p/>
        </draw:connector>
        <draw:connector draw:style-name="gr17" draw:text-style-name="P8" draw:layer="layout" draw:type="curve" svg:x1="22.118cm" svg:y1="9.722cm" svg:x2="19.634cm" svg:y2="12.824cm" draw:start-shape="id16" draw:start-glue-point="3" draw:end-shape="id17" draw:end-glue-point="1" svg:d="M22118 9722c-1863 0-621 3102-2484 3102" svg:viewBox="0 0 2485 3103">
          <text:p/>
        </draw:connector>
        <draw:frame draw:style-name="gr31" draw:text-style-name="P3" draw:layer="layout" svg:width="1.91cm" svg:height="0.962cm" svg:x="17.602cm" svg:y="12.389cm">
          <draw:text-box>
            <text:p><text:span text:style-name="T1">csn2</text:span></text:p>
          </draw:text-box>
        </draw:frame>
        <draw:connector draw:style-name="gr17" draw:text-style-name="P8" draw:layer="layout" draw:type="curve" draw:line-skew="-0.427cm" svg:x1="22.118cm" svg:y1="13.532cm" svg:x2="19.634cm" svg:y2="10.684cm" draw:start-shape="id18" draw:start-glue-point="3" draw:end-shape="id15" draw:end-glue-point="1" svg:d="M22118 13532c-2503 0-1262-2848-2484-2848" svg:viewBox="0 0 2485 2849">
          <text:p/>
        </draw:connector>
        <draw:frame draw:style-name="gr30" draw:text-style-name="P3" draw:layer="layout" svg:width="3.144cm" svg:height="0.962cm" svg:x="22.24cm" svg:y="13.151cm">
          <draw:text-box>
            <text:p><text:span text:style-name="T1">ctr3</text:span></text:p>
          </draw:text-box>
        </draw:frame>
        <draw:frame draw:style-name="gr30" draw:text-style-name="P3" draw:layer="layout" svg:width="3.144cm" svg:height="0.962cm" svg:x="22.247cm" svg:y="9.341cm">
          <draw:text-box>
            <text:p><text:span text:style-name="T1">ctr1</text:span></text:p>
          </draw:text-box>
        </draw:frame>
        <draw:connector draw:style-name="gr16" draw:text-style-name="P8" draw:layer="layout" svg:x1="15.138cm" svg:y1="10.868cm" svg:x2="16.51cm" svg:y2="4.366cm" draw:start-shape="id7" draw:start-glue-point="1" draw:end-shape="id8" draw:end-glue-point="3" svg:d="M15138 10868h686v-6502h686" svg:viewBox="0 0 1373 6503">
          <text:p/>
        </draw:connector>
        <draw:connector draw:style-name="gr16" draw:text-style-name="P8" draw:layer="layout" svg:x1="15.138cm" svg:y1="3.658cm" svg:x2="16.51cm" svg:y2="4.366cm" draw:start-shape="id19" draw:start-glue-point="1" draw:end-shape="id8" draw:end-glue-point="3" svg:d="M15138 3658h686v708h686" svg:viewBox="0 0 1373 709">
          <text:p/>
        </draw:connector>
        <draw:connector draw:style-name="gr16" draw:text-style-name="P8" draw:layer="layout" draw:type="line" svg:x1="21.096cm" svg:y1="7.922cm" svg:x2="21.068cm" svg:y2="8.532cm" draw:start-shape="id20" draw:start-glue-point="2" draw:end-shape="id10" draw:end-glue-point="0" svg:d="M21096 7922l-28 610" svg:viewBox="0 0 29 611">
          <text:p/>
        </draw:connector>
        <draw:connector draw:style-name="gr17" draw:text-style-name="P8" draw:layer="layout" draw:type="curve" draw:line-skew="-0.556cm" svg:x1="22.118cm" svg:y1="9.214cm" svg:x2="19.634cm" svg:y2="10.684cm" draw:start-shape="id21" draw:start-glue-point="3" draw:end-shape="id15" draw:end-glue-point="1" svg:d="M22118 9214c-2697 0-1455 1470-2484 1470" svg:viewBox="0 0 2485 1471">
          <text:p/>
        </draw:connector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15.36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513cm" svg:x="1cm" svg:y="4.164cm"/>
      <draw:page-thumbnail draw:layer="backgroundobjects" svg:width="9.294cm" svg:height="3.513cm" svg:x="1cm" svg:y="12.212cm"/>
      <draw:page-thumbnail draw:layer="backgroundobjects" svg:width="9.294cm" svg:height="3.513cm" svg:x="1cm" svg:y="20.26cm"/>
      <draw:page-thumbnail draw:layer="backgroundobjects" svg:width="9.294cm" svg:height="3.513cm" svg:x="11.295cm" svg:y="4.164cm"/>
      <draw:page-thumbnail draw:layer="backgroundobjects" svg:width="9.294cm" svg:height="3.513cm" svg:x="11.295cm" svg:y="12.212cm"/>
      <draw:page-thumbnail draw:layer="backgroundobjects" svg:width="9.294cm" svg:height="3.513cm" svg:x="11.295cm" svg:y="20.26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7-08T16:29:06.041241476</dc:date>
    <meta:editing-duration>PT4H31M11S</meta:editing-duration>
    <meta:editing-cycles>41</meta:editing-cycles>
    <meta:generator>LibreOffice/4.4.6.3$Linux_X86_64 LibreOffice_project/40m0$Build-3</meta:generator>
    <meta:document-statistic meta:object-count="137"/>
  </office:meta>
</office:document-meta>
</file>